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/>
      <style:text-properties style:font-name="Segoe UI3" fo:font-size="26pt" style:font-size-asian="26pt" style:font-size-complex="26pt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3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28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font-size="28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Arial" fo:font-size="28pt" fo:text-shadow="1pt 1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style:font-name="Segoe UI3" fo:font-size="32pt" style:font-size-asian="32pt" style:font-size-complex="32pt"/>
    </style:style>
    <style:style style:name="P10" style:family="paragraph">
      <style:paragraph-properties fo:margin-left="0.318cm" fo:margin-right="0cm" fo:margin-top="0cm" fo:margin-bottom="0cm" fo:text-indent="0cm" style:text-autospace="none"/>
      <style:text-properties style:font-name="Segoe UI3" fo:font-size="32pt" style:font-size-asian="32pt" style:font-size-complex="3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3" fo:font-size="32pt" fo:text-shadow="1pt 1pt" style:font-size-asian="32pt" style:font-size-complex="32pt"/>
    </style:style>
    <style:style style:name="P12" style:family="paragraph">
      <style:paragraph-properties fo:margin-left="0.318cm" fo:margin-right="0cm" fo:margin-top="0cm" fo:margin-bottom="0cm" fo:text-indent="-0.318cm" style:text-autospace="none"/>
      <style:text-properties style:font-name="Segoe UI3" fo:font-size="32pt" style:font-size-asian="32pt" style:font-size-complex="32pt"/>
    </style:style>
    <style:style style:name="P13" style:family="paragraph">
      <style:paragraph-properties fo:margin-left="0.318cm" fo:margin-right="0cm" fo:margin-top="0cm" fo:margin-bottom="0cm" fo:text-indent="-0.318cm" style:text-autospace="none"/>
      <style:text-properties style:text-position="super 58%"/>
    </style:style>
    <style:style style:name="P14" style:family="paragraph">
      <style:paragraph-properties fo:margin-left="0.318cm" fo:margin-right="0cm" fo:margin-top="0cm" fo:margin-bottom="0cm" fo:text-indent="0cm" style:text-autospace="none"/>
      <style:text-properties style:text-position="super 58%"/>
    </style:style>
    <style:style style:name="P15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ffffff" style:text-position="super 58%" style:font-name="Arial" fo:font-size="28pt" fo:text-shadow="1pt 1pt" style:font-size-asian="28pt" style:font-size-complex="28pt"/>
    </style:style>
    <style:style style:name="P16" style:family="paragraph">
      <style:paragraph-properties fo:margin-left="0.635cm" fo:margin-right="0cm" fo:margin-top="0cm" fo:margin-bottom="0cm" fo:text-indent="0cm" style:text-autospace="none"/>
      <style:text-properties style:font-name="Segoe UI3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ffff" style:font-name="Segoe UI3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3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3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font-name="Arial" fo:font-size="16pt" fo:text-shadow="1pt 1pt" style:font-name-asian="Segoe UI1" style:font-size-asian="16pt" style:font-name-complex="Segoe UI1" style:font-size-complex="16pt"/>
    </style:style>
    <style:style style:name="T4" style:family="text">
      <style:text-properties fo:color="#ffffff" style:text-position="super 58%" style:font-name="Segoe UI3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83caff" style:font-name="Segoe UI3" fo:font-size="32pt" fo:text-shadow="1pt 1pt" style:font-name-asian="Segoe UI1" style:font-size-asian="32pt" style:font-name-complex="Segoe UI1" style:font-size-complex="32pt"/>
    </style:style>
    <style:style style:name="T6" style:family="text">
      <style:text-properties fo:color="#83caff" style:font-name="Segoe UI3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ffffff" style:font-name="Segoe UI3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ffffff" style:font-name="Segoe UI3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3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10" style:family="text">
      <style:text-properties fo:color="#ffffff" style:font-name="Segoe UI3" fo:font-size="32pt" fo:font-style="italic" fo:text-shadow="1pt 1pt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ffffff" style:text-position="super 58%" style:font-name="Arial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ffffff" style:text-position="0% 100%" style:font-name="Segoe UI1" fo:font-size="32pt" fo:text-shadow="1pt 1pt" style:font-name-asian="Segoe UI1" style:font-size-asian="32pt" style:font-name-complex="Segoe UI1" style:font-size-complex="32pt"/>
    </style:style>
    <style:style style:name="T13" style:family="text">
      <style:text-properties fo:color="#83caff" style:text-position="0% 100%" style:font-name="Arial" fo:font-size="32pt" fo:text-shadow="1pt 1pt" style:font-name-asian="Segoe UI1" style:font-size-asian="32pt" style:font-name-complex="Segoe UI1" style:font-size-complex="32pt"/>
    </style:style>
    <style:style style:name="T14" style:family="text">
      <style:text-properties fo:color="#ffffff" style:text-position="0% 100%" style:font-name="Arial" fo:font-size="32pt" fo:text-shadow="1pt 1pt" style:font-name-asian="Segoe UI1" style:font-size-asian="32pt" style:font-name-complex="Segoe UI1" style:font-size-complex="32pt"/>
    </style:style>
    <style:style style:name="T15" style:family="text">
      <style:text-properties fo:color="#ffffff" style:font-name="Arial" fo:font-size="28pt" fo:text-shadow="1pt 1pt" style:font-name-asian="Segoe UI1" style:font-size-asian="28pt" style:font-name-complex="Segoe UI1" style:font-size-complex="28pt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egoe UI3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font-name="Segoe UI3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2.774cm" svg:x="1.524cm" svg:y="0.762cm">
          <draw:text-box>
            <text:p text:style-name="P1"><text:span text:style-name="T1">The Psalmody</text:span></text:p>
            <text:p text:style-name="P1"><text:span text:style-name="T2">Psalm 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7" draw:layer="layout" svg:width="25.4cm" svg:height="6.97cm" svg:x="1.209cm" svg:y="0.65cm">
          <draw:text-box>
            <text:p text:style-name="P4"><text:span text:style-name="T3"><text:s/></text:span><text:span text:style-name="T4">1</text:span><text:span text:style-name="T5"> </text:span><text:span text:style-name="T6">The LORD is my shepherd;</text:span><text:span text:style-name="T7"> </text:span></text:p>
            <text:p text:style-name="P4"><text:span text:style-name="T8"><text:s text:c="8"/></text:span><text:span text:style-name="T8">I shall not want.</text:span></text:p>
            <text:p text:style-name="P5"><text:span text:style-name="T4">2</text:span><text:span text:style-name="T8"> </text:span><text:span text:style-name="T6">He makes me lie down in green pastures.</text:span><text:span text:style-name="T9"> </text:span></text:p>
            <text:p text:style-name="P6"><text:span text:style-name="T8"><text:s text:c="7"/></text:span><text:span text:style-name="T8">He leads me beside still wat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11" draw:layer="layout" svg:width="25.4cm" svg:height="4.76cm" svg:x="1.209cm" svg:y="0.65cm">
          <draw:text-box>
            <text:p text:style-name="P9"><text:span text:style-name="T4">3</text:span><text:span text:style-name="T8"> </text:span><text:span text:style-name="T6">He restores my soul.</text:span><text:span text:style-name="T10"> </text:span></text:p>
            <text:p text:style-name="P10"><text:span text:style-name="T8"><text:s text:c="6"/></text:span><text:span text:style-name="T8">He leads me in paths of righteousness for his </text:span></text:p>
            <text:p text:style-name="P10"><text:span text:style-name="T8"><text:s text:c="6"/></text:span><text:span text:style-name="T8">name’s sak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3" draw:text-style-name="P11" draw:layer="layout" svg:width="25.4cm" svg:height="6.97cm" svg:x="1.209cm" svg:y="0.65cm">
          <draw:text-box>
            <text:p text:style-name="P9"><text:span text:style-name="T4">4</text:span><text:span text:style-name="T8"> </text:span><text:span text:style-name="T6">Even though I walk through the valley of the <text:s/></text:span></text:p>
            <text:p text:style-name="P12"><text:span text:style-name="T6"><text:s text:c="2"/></text:span><text:span text:style-name="T6">shadow of death, I will fear no evil, for you are <text:s/></text:span></text:p>
            <text:p text:style-name="P12"><text:span text:style-name="T6"><text:s text:c="2"/></text:span><text:span text:style-name="T6">with me;</text:span></text:p>
            <text:p text:style-name="P10"><text:span text:style-name="T8"><text:s text:c="8"/></text:span><text:span text:style-name="T8">your rod and your staff, they comfor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5" draw:text-style-name="P15" draw:layer="layout" svg:width="24.892cm" svg:height="5.588cm" svg:x="1.27cm" svg:y="1.016cm">
          <draw:text-box>
            <text:p text:style-name="P13"><text:span text:style-name="T11">5</text:span><text:span text:style-name="T12"> </text:span><text:span text:style-name="T13">You prepare a table before me in the presence <text:s/></text:span></text:p>
            <text:p text:style-name="P13"><text:span text:style-name="T13"><text:s text:c="2"/></text:span><text:span text:style-name="T13">of my enemies;</text:span></text:p>
            <text:p text:style-name="P14"><text:span text:style-name="T14"><text:s text:c="6"/></text:span><text:span text:style-name="T14">you anoint my head with oil; </text:span></text:p>
            <text:p text:style-name="P14"><text:span text:style-name="T14"><text:s text:c="6"/></text:span><text:span text:style-name="T14">my cup overflow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6" draw:text-style-name="P15" draw:layer="layout" svg:width="24.892cm" svg:height="12.229cm" svg:x="1.27cm" svg:y="1.016cm">
          <draw:text-box>
            <text:p text:style-name="P13"><text:span text:style-name="T11">6</text:span><text:span text:style-name="T12"> </text:span><text:span text:style-name="T13">Surely goodness and mercy shall follow me</text:span></text:p>
            <text:p text:style-name="P14"><text:span text:style-name="T13"><text:s/></text:span><text:span text:style-name="T13">all the days of my life,</text:span></text:p>
            <text:p text:style-name="P14"><text:span text:style-name="T14"><text:s text:c="6"/></text:span><text:span text:style-name="T14">and I shall dwell in the house of the L</text:span><text:span text:style-name="T12">ORD </text:span></text:p>
            <text:p text:style-name="P14"><text:span text:style-name="T12"><text:s text:c="6"/></text:span><text:span text:style-name="T14">forever.</text:span></text:p>
            <text:p text:style-name="P14"><text:span text:style-name="T1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7" draw:text-style-name="P17" draw:layer="layout" svg:width="25.4cm" svg:height="9.269cm" svg:x="1.27cm" svg:y="0.508cm">
          <draw:text-box>
            <text:p text:style-name="P9"><text:span text:style-name="T16">C:</text:span><text:span text:style-name="T16"><text:tab/></text:span><text:span text:style-name="T16">Glory be to the Father and to the Son and to </text:span></text:p>
            <text:p text:style-name="P16"><text:span text:style-name="T16"><text:s text:c="6"/></text:span><text:span text:style-name="T16">the Holy Ghost; </text:span></text:p>
            <text:p text:style-name="P16"><text:span text:style-name="T16"><text:s text:c="2"/></text:span><text:span text:style-name="T17">as it was in the beginning, is now,</text:span></text:p>
            <text:p text:style-name="P16"><text:span text:style-name="T17"><text:s text:c="2"/></text:span><text:span text:style-name="T17">and ever shall be,</text:span></text:p>
            <text:p text:style-name="P16"><text:span text:style-name="T17"><text:s text:c="2"/></text:span><text:span text:style-name="T17">world without end. <text:s/>Amen.</text:span></text:p>
            <text:p text:style-name="P9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Segoe UI2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3" svg:font-family="'Segoe UI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08:41:10.006000000</meta:creation-date>
    <dc:title>Hymn template</dc:title>
    <meta:editing-duration>PT13M53S</meta:editing-duration>
    <meta:editing-cycles>5</meta:editing-cycles>
    <meta:generator>LibreOffice/5.1.1.3$Windows_X86_64 LibreOffice_project/89f508ef3ecebd2cfb8e1def0f0ba9a803b88a6d</meta:generator>
    <meta:initial-creator>Arthur Hoch</meta:initial-creator>
    <dc:date>2016-04-15T10:54:06.198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0-10T08:41:09.694000000"/>
  </office:meta>
</office:document-meta>
</file>